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gradient" draw:fill-gradient-name="Tango_20_Orange" draw:gradient-step-count="0" draw:textarea-horizontal-align="justify" draw:textarea-vertical-align="middle" draw:auto-grow-height="false" fo:min-height="15.55cm" fo:min-width="15.8cm"/>
    </style:style>
    <style:style style:name="gr2" style:family="graphic" style:parent-style-name="standard">
      <style:graphic-properties draw:stroke="none" svg:stroke-color="#3465a4" draw:fill="gradient" draw:fill-gradient-name="Tango_20_Blue" draw:gradient-step-count="0" draw:textarea-horizontal-align="center" draw:textarea-vertical-align="middle" draw:auto-grow-height="false" fo:min-height="0.493cm" fo:min-width="1.165cm"/>
    </style:style>
    <style:style style:name="gr3" style:family="graphic" style:parent-style-name="standard">
      <style:graphic-properties draw:stroke="none" svg:stroke-color="#3465a4" draw:fill="gradient" draw:fill-gradient-name="Tango_20_Blue" draw:gradient-step-count="0" draw:textarea-horizontal-align="center" draw:textarea-vertical-align="middle" draw:auto-grow-height="false" fo:min-height="0.493cm" fo:min-width="1.661cm"/>
    </style:style>
    <style:style style:name="gr4" style:family="graphic" style:parent-style-name="standard">
      <style:graphic-properties draw:stroke="none" svg:stroke-color="#3465a4" draw:fill="gradient" draw:fill-gradient-name="Tango_20_Blue" draw:gradient-step-count="0" draw:textarea-horizontal-align="center" draw:textarea-vertical-align="middle" draw:auto-grow-height="false" fo:min-height="0.43cm" fo:min-width="1.035cm"/>
    </style:style>
    <style:style style:name="gr5" style:family="graphic" style:parent-style-name="standard">
      <style:graphic-properties draw:stroke="none" svg:stroke-color="#3465a4" draw:fill="gradient" draw:fill-gradient-name="Tango_20_Blue" draw:gradient-step-count="0" draw:textarea-horizontal-align="center" draw:textarea-vertical-align="middle" draw:auto-grow-height="false" fo:min-height="0.529cm" fo:min-width="1.035cm"/>
    </style:style>
    <style:style style:name="gr6" style:family="graphic" style:parent-style-name="standard">
      <style:graphic-properties draw:marker-end="Arrow" draw:marker-end-width="0.176cm" draw:textarea-horizontal-align="center" draw:textarea-vertical-align="middle"/>
    </style:style>
    <style:style style:name="gr7" style:family="graphic" style:parent-style-name="standard">
      <style:graphic-properties draw:stroke="none" svg:stroke-color="#3465a4" draw:fill="gradient" draw:fill-gradient-name="Tango_20_Blue" draw:gradient-step-count="0" draw:textarea-horizontal-align="justify" draw:textarea-vertical-align="middle" draw:auto-grow-height="false" fo:min-height="0.225cm" fo:min-width="0.061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draw:stroke="none" svg:stroke-color="#000000" draw:fill="none" draw:fill-color="#ffffff" fo:min-height="0.949cm"/>
    </style:style>
    <style:style style:name="P1" style:family="paragraph">
      <loext:graphic-properties draw:fill="gradient" draw:fill-gradient-name="Tango_20_Orange" draw:gradient-step-count="0"/>
      <style:paragraph-properties fo:text-align="center"/>
    </style:style>
    <style:style style:name="P2" style:family="paragraph">
      <loext:graphic-properties draw:fill="gradient" draw:fill-gradient-name="Tango_20_Blue" draw:gradient-step-count="0"/>
      <style:text-properties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loext:graphic-properties draw:fill="gradient" draw:fill-gradient-name="Tango_20_Blue" draw:gradient-step-count="0"/>
      <style:paragraph-properties fo:text-align="center"/>
      <style:text-properties fo:font-size="1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2pt"/>
    </style:style>
    <style:style style:name="T1" style:family="text">
      <style:text-properties style:text-position="0% 100%" style:font-name="Liberation Serif" fo:font-size="12pt" style:font-name-asian="SimSun" style:font-name-complex="Lucida Sans" style:text-overline-style="none" style:text-overline-color="font-color"/>
    </style:style>
    <style:style style:name="T2" style:family="text">
      <style:text-properties style:text-position="-33% 58%" style:font-name="Liberation Serif" fo:font-size="12pt" style:font-name-asian="SimSun" style:font-name-complex="Lucida Sans" style:text-overline-style="none" style:text-overline-color="font-color"/>
    </style:style>
    <style:style style:name="T3" style:family="text">
      <style:text-properties fo:font-size="12pt"/>
    </style:style>
    <style:style style:name="T4" style:family="text">
      <style:text-properties style:text-position="-33% 58%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6.3cm" svg:height="15.8cm" svg:x="7cm" svg:y="3.9cm">
          <text:p/>
          <draw:enhanced-geometry svg:viewBox="0 0 21600 21600" draw:type="rectangle" draw:enhanced-path="M 0 0 L 21600 0 21600 21600 0 21600 0 0 Z N"/>
        </draw:custom-shape>
        <draw:custom-shape draw:name="形状8" draw:style-name="gr2" draw:text-style-name="P2" draw:layer="layout" svg:width="2.355cm" svg:height="1.049cm" svg:x="13.745cm" svg:y="16.851cm">
          <text:p><text:span text:style-name="T1">ŝ</text:span><text:span text:style-name="T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形状8" draw:style-name="gr3" draw:text-style-name="P2" draw:layer="layout" svg:width="3.055cm" svg:height="1.049cm" svg:x="8.9cm" svg:y="16.851cm">
          <text:p><text:span text:style-name="T3">attention s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形状8" draw:style-name="gr2" draw:text-style-name="P2" draw:layer="layout" svg:width="2.355cm" svg:height="1.049cm" svg:x="18.045cm" svg:y="16.851cm">
          <text:p><text:span text:style-name="T3">c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形状23" draw:style-name="gr4" draw:text-style-name="P2" draw:layer="layout" svg:width="2.171cm" svg:height="0.96cm" svg:x="9.329cm" svg:y="14.74cm">
          <text:p><text:span text:style-name="T3">Conv2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形状23" draw:style-name="gr5" draw:text-style-name="P2" draw:layer="layout" svg:width="2.171cm" svg:height="1.101cm" svg:x="13.829cm" svg:y="14.6cm">
          <text:p><text:span text:style-name="T3">Spatial</text:span></text:p>
          <text:p><text:span text:style-name="T3">Broadca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形状23" draw:style-name="gr4" draw:text-style-name="P2" draw:layer="layout" svg:width="2.171cm" svg:height="0.96cm" svg:x="18.129cm" svg:y="14.742cm">
          <text:p><text:span text:style-name="T3">Conv2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形状7" draw:style-name="gr6" draw:text-style-name="P3" draw:layer="layout" svg:x1="10.4cm" svg:y1="16.8cm" svg:x2="10.436cm" svg:y2="15.742cm">
          <text:p/>
        </draw:line>
        <draw:line draw:name="形状7" draw:style-name="gr6" draw:text-style-name="P3" draw:layer="layout" svg:x1="14.909cm" svg:y1="16.801cm" svg:x2="14.945cm" svg:y2="15.743cm">
          <text:p/>
        </draw:line>
        <draw:line draw:name="形状7" draw:style-name="gr6" draw:text-style-name="P3" draw:layer="layout" svg:x1="19.218cm" svg:y1="16.802cm" svg:x2="19.254cm" svg:y2="15.744cm">
          <text:p/>
        </draw:line>
        <draw:custom-shape draw:name="形状26" draw:style-name="gr7" draw:text-style-name="P5" draw:layer="layout" svg:width="0.793cm" svg:height="0.671cm" svg:x="14.5cm" svg:y="12.529cm">
          <text:p text:style-name="P4"><text:span text:style-name="T3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形状7" draw:style-name="gr6" draw:text-style-name="P3" draw:layer="layout" svg:x1="10.4cm" svg:y1="14.7cm" svg:x2="14.6cm" svg:y2="13.1cm">
          <text:p/>
        </draw:line>
        <draw:line draw:name="形状7" draw:style-name="gr6" draw:text-style-name="P3" draw:layer="layout" svg:x1="14.9cm" svg:y1="14.7cm" svg:x2="14.9cm" svg:y2="13.101cm">
          <text:p/>
        </draw:line>
        <draw:line draw:name="形状7" draw:style-name="gr6" draw:text-style-name="P3" draw:layer="layout" svg:x1="19.3cm" svg:y1="14.7cm" svg:x2="15.3cm" svg:y2="13.102cm">
          <text:p/>
        </draw:line>
        <draw:custom-shape draw:name="形状23" draw:style-name="gr4" draw:text-style-name="P2" draw:layer="layout" svg:width="2.171cm" svg:height="0.96cm" svg:x="13.829cm" svg:y="10.442cm">
          <text:p><text:span text:style-name="T3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形状7" draw:style-name="gr6" draw:text-style-name="P3" draw:layer="layout" svg:x1="14.9cm" svg:y1="12.5cm" svg:x2="14.9cm" svg:y2="11.402cm">
          <text:p/>
        </draw:line>
        <draw:custom-shape draw:name="形状23" draw:style-name="gr4" draw:text-style-name="P2" draw:layer="layout" svg:width="2.171cm" svg:height="0.96cm" svg:x="13.829cm" svg:y="8.341cm">
          <text:p><text:span text:style-name="T3">Conv2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形状7" draw:style-name="gr6" draw:text-style-name="P3" draw:layer="layout" svg:x1="14.9cm" svg:y1="10.401cm" svg:x2="14.9cm" svg:y2="9.303cm">
          <text:p/>
        </draw:line>
        <draw:custom-shape draw:name="形状23" draw:style-name="gr4" draw:text-style-name="P2" draw:layer="layout" svg:width="2.171cm" svg:height="0.96cm" svg:x="13.829cm" svg:y="6.342cm">
          <text:p><text:span text:style-name="T3">Softmax2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形状7" draw:style-name="gr6" draw:text-style-name="P3" draw:layer="layout" svg:x1="14.9cm" svg:y1="8.402cm" svg:x2="14.9cm" svg:y2="7.304cm">
          <text:p/>
        </draw:line>
        <draw:custom-shape draw:name="形状8" draw:style-name="gr3" draw:text-style-name="P2" draw:layer="layout" svg:width="3.055cm" svg:height="1.049cm" svg:x="9.7cm" svg:y="4.351cm">
          <text:p><text:span text:style-name="T3">attenion s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形状7" draw:style-name="gr6" draw:text-style-name="P3" draw:layer="layout" svg:x1="11.309cm" svg:y1="6.401cm" svg:x2="11.3cm" svg:y2="5.3cm">
          <text:p/>
        </draw:line>
        <draw:custom-shape draw:name="形状26" draw:style-name="gr7" draw:text-style-name="P5" draw:layer="layout" svg:width="0.793cm" svg:height="0.671cm" svg:x="10.899cm" svg:y="6.428cm">
          <text:p text:style-name="P4"><text:span text:style-name="T3">+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形状7" draw:style-name="gr6" draw:text-style-name="P3" draw:layer="layout" svg:x1="13.8cm" svg:y1="6.8cm" svg:x2="11.7cm" svg:y2="6.8cm">
          <text:p/>
        </draw:line>
        <draw:polyline draw:name="形状7" draw:style-name="gr6" draw:text-style-name="P3" draw:layer="layout" svg:width="9.279cm" svg:height="8.226cm" draw:transform="rotate (0.750142512507163) translate (2.80952303883266cm 11.7299980945771cm)" svg:viewBox="0 0 9280 8227" draw:points="658,8227 0,7614 7231,0 9280,1909">
          <text:p/>
        </draw:polyline>
        <draw:custom-shape draw:name="形状23" draw:style-name="gr4" draw:text-style-name="P2" draw:layer="layout" svg:width="2.171cm" svg:height="0.96cm" svg:x="18.129cm" svg:y="6.343cm">
          <text:p><text:span text:style-name="T3">Channel</text:span></text:p>
          <text:p><text:span text:style-name="T3">Broadca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形状7" draw:style-name="gr6" draw:text-style-name="P3" draw:layer="layout" svg:x1="16.001cm" svg:y1="6.8cm" svg:x2="18.1cm" svg:y2="6.8cm">
          <text:p/>
        </draw:line>
        <draw:custom-shape draw:name="形状26" draw:style-name="gr7" draw:text-style-name="P5" draw:layer="layout" svg:width="0.793cm" svg:height="0.671cm" svg:x="21.699cm" svg:y="6.428cm">
          <text:p text:style-name="P4"><text:span text:style-name="T3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形状7" draw:style-name="gr6" draw:text-style-name="P3" draw:layer="layout" svg:x1="20.3cm" svg:y1="6.8cm" svg:x2="21.8cm" svg:y2="6.8cm">
          <text:p/>
        </draw:line>
        <draw:polyline draw:name="形状7" draw:style-name="gr6" draw:text-style-name="P3" draw:layer="layout" svg:width="10.315cm" svg:height="1.799cm" draw:transform="rotate (1.56119701590893) translate (20.4cm 17.4cm)" svg:viewBox="0 0 10316 1800" draw:points="0,0 17,1800 10316,1601">
          <text:p/>
        </draw:polyline>
        <draw:custom-shape draw:name="形状23" draw:style-name="gr4" draw:text-style-name="P2" draw:layer="layout" svg:width="2.171cm" svg:height="0.96cm" svg:x="21.029cm" svg:y="4.444cm">
          <text:p><text:span text:style-name="T3">Spatial</text:span></text:p>
          <text:p><text:span text:style-name="T3">Redu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形状7" draw:style-name="gr6" draw:text-style-name="P3" draw:layer="layout" svg:x1="22.1cm" svg:y1="6.4cm" svg:x2="22.1cm" svg:y2="5.4cm">
          <text:p/>
        </draw:line>
        <draw:custom-shape draw:name="形状23" draw:style-name="gr4" draw:text-style-name="P2" draw:layer="layout" svg:width="2.171cm" svg:height="0.96cm" svg:x="21.029cm" svg:y="2.745cm">
          <text:p><text:span text:style-name="T3">c</text:span><text:span text:style-name="T4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形状7" draw:style-name="gr6" draw:text-style-name="P3" draw:layer="layout" svg:x1="22.1cm" svg:y1="4.4cm" svg:x2="22.1cm" svg:y2="3.701cm">
          <text:p/>
        </draw:line>
        <draw:frame draw:style-name="gr8" draw:text-style-name="P6" draw:layer="layout" svg:width="4cm" svg:height="0.962cm" svg:x="7.5cm" svg:y="18.7cm">
          <draw:text-box>
            <text:p>Attention</text:p>
          </draw:text-box>
        </draw:frame>
        <draw:frame draw:name="形状10" draw:style-name="gr9" draw:text-style-name="P7" draw:layer="layout" svg:width="2.219cm" svg:height="1.199cm" svg:x="16cm" svg:y="5.601cm">
          <draw:text-box>
            <text:p><text:span text:style-name="T3">Attention</text:span></text:p>
            <text:p><text:span text:style-name="T3">matri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imSun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9T17:07:12.770000000</meta:creation-date>
    <dc:date>2019-06-29T18:26:47.342000000</dc:date>
    <meta:editing-duration>PT6M16S</meta:editing-duration>
    <meta:editing-cycles>3</meta:editing-cycles>
    <meta:generator>LibreOffice/6.0.6.2$Windows_X86_64 LibreOffice_project/0c292870b25a325b5ed35f6b45599d2ea4458e77</meta:generator>
    <meta:document-statistic meta:object-count="36"/>
  </office:meta>
</office:document-meta>
</file>